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f37" officeooo:paragraph-rsid="00046f37"/>
    </style:style>
    <style:style style:name="P2" style:family="paragraph" style:parent-style-name="Standard">
      <style:text-properties officeooo:rsid="00073bd6" officeooo:paragraph-rsid="00073bd6"/>
    </style:style>
    <style:style style:name="P3" style:family="paragraph" style:parent-style-name="Standard">
      <style:text-properties officeooo:rsid="0007f1f2" officeooo:paragraph-rsid="0007f1f2"/>
    </style:style>
    <style:style style:name="P4" style:family="paragraph" style:parent-style-name="Standard">
      <style:text-properties officeooo:rsid="00095d75" officeooo:paragraph-rsid="00095d75"/>
    </style:style>
    <style:style style:name="P5" style:family="paragraph" style:parent-style-name="Standard">
      <style:text-properties officeooo:rsid="000b917e" officeooo:paragraph-rsid="000b917e"/>
    </style:style>
    <style:style style:name="P6" style:family="paragraph" style:parent-style-name="Standard">
      <style:text-properties officeooo:rsid="000d7769" officeooo:paragraph-rsid="000d7769"/>
    </style:style>
    <style:style style:name="P7" style:family="paragraph" style:parent-style-name="Standard">
      <style:text-properties officeooo:rsid="000f218e" officeooo:paragraph-rsid="000f218e"/>
    </style:style>
    <style:style style:name="P8" style:family="paragraph" style:parent-style-name="Standard">
      <style:text-properties style:text-underline-style="solid" style:text-underline-width="auto" style:text-underline-color="font-color" officeooo:rsid="000ff20a" officeooo:paragraph-rsid="000ff20a"/>
    </style:style>
    <style:style style:name="P9" style:family="paragraph" style:parent-style-name="Standard">
      <style:text-properties officeooo:rsid="0011325e" officeooo:paragraph-rsid="0011325e"/>
    </style:style>
    <style:style style:name="P10" style:family="paragraph" style:parent-style-name="Standard">
      <style:text-properties officeooo:rsid="0012ae7c" officeooo:paragraph-rsid="0012ae7c"/>
    </style:style>
    <style:style style:name="P11" style:family="paragraph" style:parent-style-name="Standard">
      <style:text-properties officeooo:rsid="00146ef5" officeooo:paragraph-rsid="00146ef5"/>
    </style:style>
    <style:style style:name="P12" style:family="paragraph" style:parent-style-name="Standard">
      <style:text-properties officeooo:rsid="00170416" officeooo:paragraph-rsid="00170416"/>
    </style:style>
    <style:style style:name="P13" style:family="paragraph" style:parent-style-name="Standard">
      <style:text-properties officeooo:rsid="0017e8b2" officeooo:paragraph-rsid="0017e8b2"/>
    </style:style>
    <style:style style:name="P14" style:family="paragraph" style:parent-style-name="Standard">
      <style:text-properties officeooo:rsid="00191268" officeooo:paragraph-rsid="00191268"/>
    </style:style>
    <style:style style:name="P15" style:family="paragraph" style:parent-style-name="Text_20_body">
      <style:text-properties officeooo:rsid="00046f37" officeooo:paragraph-rsid="000651ef"/>
    </style:style>
    <style:style style:name="P16" style:family="paragraph" style:parent-style-name="Standard">
      <style:text-properties officeooo:rsid="001a3c68" officeooo:paragraph-rsid="001a3c68"/>
    </style:style>
    <style:style style:name="P17" style:family="paragraph" style:parent-style-name="Standard">
      <style:text-properties officeooo:rsid="001de21f" officeooo:paragraph-rsid="001de21f"/>
    </style:style>
    <style:style style:name="P18" style:family="paragraph" style:parent-style-name="Standard">
      <style:text-properties officeooo:rsid="001fa1f4" officeooo:paragraph-rsid="001fa1f4"/>
    </style:style>
    <style:style style:name="P19" style:family="paragraph" style:parent-style-name="Standard">
      <style:text-properties officeooo:rsid="0020c007" officeooo:paragraph-rsid="0020c007"/>
    </style:style>
    <style:style style:name="P20" style:family="paragraph" style:parent-style-name="Standard">
      <style:text-properties officeooo:rsid="0021c9ed" officeooo:paragraph-rsid="0021c9ed"/>
    </style:style>
    <style:style style:name="P21" style:family="paragraph" style:parent-style-name="Standard">
      <style:text-properties style:text-underline-style="solid" style:text-underline-width="auto" style:text-underline-color="font-color" officeooo:rsid="0021c9ed" officeooo:paragraph-rsid="0021c9ed"/>
    </style:style>
    <style:style style:name="P22" style:family="paragraph" style:parent-style-name="Standard">
      <style:text-properties style:text-underline-style="solid" style:text-underline-width="auto" style:text-underline-color="font-color" officeooo:rsid="0021c9ed" officeooo:paragraph-rsid="0021c9ed" fo:background-color="#ffff00"/>
    </style:style>
    <style:style style:name="P23" style:family="paragraph" style:parent-style-name="Standard">
      <style:text-properties style:text-underline-style="solid" style:text-underline-width="auto" style:text-underline-color="font-color" officeooo:rsid="00280e76" officeooo:paragraph-rsid="00280e76"/>
    </style:style>
    <style:style style:name="P24" style:family="paragraph" style:parent-style-name="Standard">
      <style:text-properties style:text-underline-style="solid" style:text-underline-width="auto" style:text-underline-color="font-color" officeooo:rsid="0029279f" officeooo:paragraph-rsid="0029279f"/>
    </style:style>
    <style:style style:name="P25" style:family="paragraph" style:parent-style-name="Standard">
      <style:text-properties officeooo:rsid="0024f293" officeooo:paragraph-rsid="0024f293"/>
    </style:style>
    <style:style style:name="P26" style:family="paragraph" style:parent-style-name="Standard">
      <style:text-properties fo:color="#006699" officeooo:rsid="0024f293" officeooo:paragraph-rsid="0024f293"/>
    </style:style>
    <style:style style:name="P27" style:family="paragraph" style:parent-style-name="Standard">
      <style:text-properties style:use-window-font-color="true" style:text-underline-style="solid" style:text-underline-width="auto" style:text-underline-color="font-color" officeooo:rsid="002c233e" officeooo:paragraph-rsid="002c233e"/>
    </style:style>
    <style:style style:name="P28" style:family="paragraph" style:parent-style-name="Standard">
      <style:text-properties style:use-window-font-color="true" style:text-underline-style="solid" style:text-underline-width="auto" style:text-underline-color="font-color" officeooo:rsid="002c8072" officeooo:paragraph-rsid="002c8072"/>
    </style:style>
    <style:style style:name="P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295536" officeooo:paragraph-rsid="00295536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style:text-underline-style="solid" style:text-underline-width="auto" style:text-underline-color="font-color" officeooo:rsid="00314a15" officeooo:paragraph-rsid="00314a15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loext:contextual-spacing="false"/>
      <style:text-properties officeooo:paragraph-rsid="000651ef"/>
    </style:style>
    <style:style style:name="T1" style:family="text">
      <style:text-properties officeooo:rsid="00095d75"/>
    </style:style>
    <style:style style:name="T2" style:family="text">
      <style:text-properties style:text-underline-style="solid" style:text-underline-width="auto" style:text-underline-color="font-color" officeooo:rsid="0013ae6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7c4e"/>
    </style:style>
    <style:style style:name="T5" style:family="text">
      <style:text-properties style:text-underline-style="none" officeooo:rsid="0027c167"/>
    </style:style>
    <style:style style:name="T6" style:family="text">
      <style:text-properties style:text-underline-style="none" officeooo:rsid="0029dca2"/>
    </style:style>
    <style:style style:name="T7" style:family="text">
      <style:text-properties style:text-underline-style="none" officeooo:rsid="002a576a"/>
    </style:style>
    <style:style style:name="T8" style:family="text">
      <style:text-properties style:text-underline-style="none" officeooo:rsid="002e0dca"/>
    </style:style>
    <style:style style:name="T9" style:family="text">
      <style:text-properties officeooo:rsid="00270434"/>
    </style:style>
    <style:style style:name="T10" style:family="text">
      <style:text-properties fo:color="#00ccff" style:text-underline-style="none"/>
    </style:style>
    <style:style style:name="T11" style:family="text">
      <style:text-properties fo:color="#00ccff" style:text-underline-style="none" officeooo:rsid="002a159f"/>
    </style:style>
    <style:style style:name="T12" style:family="text">
      <style:text-properties fo:color="#00ccff" style:text-underline-style="none" officeooo:rsid="002a576a"/>
    </style:style>
    <style:style style:name="T13" style:family="text">
      <style:text-properties style:use-window-font-color="true" style:text-underline-style="none" officeooo:rsid="002a576a"/>
    </style:style>
    <style:style style:name="T14" style:family="text">
      <style:text-properties officeooo:rsid="002e0dc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Faire vite</text:span></text:p>
      <text:p text:style-name="P1"/>
      <text:p text:style-name="P1">Que faut-t-il pour un bon LCG :</text:p>
      <text:p text:style-name="P15">It is a <text:span text:style-name="Emphasis">full period</text:span> generator.</text:p>
      <text:list xml:id="list7348647805869561727" text:style-name="L1">
        <text:list-item>
          <text:p text:style-name="P32">The generated sequence passes statistical tests of <text:span text:style-name="Emphasis">randomness</text:span>.</text:p>
        </text:list-item>
        <text:list-item>
          <text:p text:style-name="P31">The generator can be implemented efficiently using 32-bit integer arithmetic. </text:p>
        </text:list-item>
      </text:list>
      <text:p text:style-name="P1"/>
      <text:p text:style-name="P2"><text:a xlink:type="simple" xlink:href="http://www.brpreiss.com/books/opus4/html/page473.html" text:style-name="Internet_20_link" text:visited-style-name="Visited_20_Internet_20_Link">http://www.brpreiss.com/books/opus4/html/page473.html</text:a></text:p>
      <text:p text:style-name="P2"/>
      <text:p text:style-name="P2">Pour le C :</text:p>
      <text:p text:style-name="P2">- Un basique</text:p>
      <text:p text:style-name="P2">- Evite les stack overflow</text:p>
      <text:p text:style-name="P2"/>
      <text:p text:style-name="P2"/>
      <text:p text:style-name="P4">Tenter d’expliquer ce test</text:p>
      <text:p text:style-name="P2"/>
      <text:p text:style-name="P3">Choses à coder (tenter d’éviter les overflow)</text:p>
      <text:p text:style-name="P3"/>
      <text:p text:style-name="P5">Interdiction d’utiliser des fct rand()</text:p>
      <text:p text:style-name="P3"/>
      <text:p text:style-name="P3">- <text:span text:style-name="T1">LCG avec des grands nombres (puis idem sans overflow)</text:span></text:p>
      <text:p text:style-name="P3">- <text:span text:style-name="T1">test spectral : 19 (optimalement)</text:span></text:p>
      <text:p text:style-name="P3">- <text:span text:style-name="T1">gap test (quadra?)</text:span></text:p>
      <text:p text:style-name="P3"/>
      <text:p text:style-name="P7">SFMT (avec de bons LCG)</text:p>
      <text:p text:style-name="P8">Recherche sur coeffs</text:p>
      <text:p text:style-name="P9">p24 incompréhensible</text:p>
      <text:p text:style-name="P3"/>
      <text:p text:style-name="P3"/>
      <text:p text:style-name="P6">Rédiger marsaglia</text:p>
      <text:p text:style-name="P6"/>
      <text:p text:style-name="P6">---------------------------------------------------------------------------------</text:p>
      <text:p text:style-name="P10">Relire rejections</text:p>
      <text:p text:style-name="P6"/>
      <text:p text:style-name="P3"/>
      <text:p text:style-name="P11">SIMD oriented déjà programmée :</text:p>
      <text:p text:style-name="P11"><text:a xlink:type="simple" xlink:href="http://www.math.sci.hiroshima-u.ac.jp/~m-mat/MT/SFMT" text:style-name="Internet_20_link" text:visited-style-name="Visited_20_Internet_20_Link">http://www.math.sci.hiroshima-u.ac.jp/~m-mat/MT/SFMT</text:a></text:p>
      <text:p text:style-name="P11"/>
      <text:p text:style-name="P12">Regarder :</text:p>
      <text:p text:style-name="P12">Tests Diehard</text:p>
      <text:p text:style-name="P3"/>
      <text:p text:style-name="P13">Ensembles de test pratiqués :</text:p>
      <text:p text:style-name="P14"><text:a xlink:type="simple" xlink:href="https://en.wikipedia.org/wiki/Diehard_tests" text:style-name="Internet_20_link" text:visited-style-name="Visited_20_Internet_20_Link">https://en.wikipedia.org/wiki/Diehard_tests</text:a></text:p>
      <text:p text:style-name="P14"/>
      <text:p text:style-name="P16">DSFMT (pas de conversion entier, flottant)</text:p>
      <text:p text:style-name="P16"/>
      <text:p text:style-name="P16"/>
      <text:p text:style-name="P16"/>
      <text:p text:style-name="P16"/>
      <text:p text:style-name="Standard"/>
      <text:p text:style-name="P16"><text:soft-page-break/></text:p>
      <text:p text:style-name="P17">Ask Prof :</text:p>
      <text:p text:style-name="P17">- vd calcul.</text:p>
      <text:p text:style-name="P18">- p24</text:p>
      <text:p text:style-name="P18">- <text:span text:style-name="T14">Zigurrat (comparatif entre zigurrat aléatoire)</text:span></text:p>
      <text:p text:style-name="P18"/>
      <text:p text:style-name="P19">Voir</text:p>
      <text:p text:style-name="P19">Rejection with squeeze</text:p>
      <text:p text:style-name="P19"/>
      <text:p text:style-name="P20">HYPER IMPORTANT :</text:p>
      <text:p text:style-name="P20">TEMPLATE DE POSTER !</text:p>
      <text:p text:style-name="P19"/>
      <text:p text:style-name="P19"/>
      <text:p text:style-name="P25">To code :</text:p>
      <text:p text:style-name="P26">Clock() <text:span text:style-name="T9">(test de temps)</text:span></text:p>
      <text:p text:style-name="P26"/>
      <text:p text:style-name="P19"/>
      <text:p text:style-name="P20">Intro</text:p>
      <text:p text:style-name="P21">Plan du Partie LCG</text:p>
      <text:p text:style-name="P21"><text:span text:style-name="T3">-</text:span><text:span text:style-name="T4">Présentatio <text:s/>(10s)</text:span></text:p>
      <text:p text:style-name="P22"><text:span text:style-name="T4">-Propriété des bonnes MCG</text:span></text:p>
      <text:p text:style-name="P21"><text:span text:style-name="T4">-</text:span><text:span text:style-name="T5">2,3 tests (Anniversaire (nous mêmes ou pas?)</text:span></text:p>
      <text:p text:style-name="P21"><text:span text:style-name="T5"/></text:p>
      <text:p text:style-name="P23"><text:span text:style-name="T5">A </text:span><text:span text:style-name="T3">avoir :</text:span></text:p>
      <text:p text:style-name="P23"><text:span text:style-name="T3">Test de mauvaises LCG<text:line-break/>Test de bonnes (invente pas)</text:span></text:p>
      <text:p text:style-name="P23"><text:span text:style-name="T3"/></text:p>
      <text:p text:style-name="P24"><text:span text:style-name="T3">SIMD (Qprof nous même ou pas?)</text:span></text:p>
      <text:p text:style-name="P29"><text:span text:style-name="T3">Corner test </text:span><text:span text:style-name="T6">comparatif </text:span><text:span text:style-name="T11">(→ explication) </text:span><text:span text:style-name="T12">Marsaglia</text:span></text:p>
      <text:p text:style-name="P27"><text:span text:style-name="T7"/></text:p>
      <text:p text:style-name="P28"><text:span text:style-name="T7">R</text:span><text:span text:style-name="T3">echerc</text:span><text:span text:style-name="T8">h</text:span><text:span text:style-name="T3">e sur S</text:span><text:span text:style-name="T8">QUEEZ</text:span></text:p>
      <text:p text:style-name="P30"><text:span text:style-name="T7">P</text:span><text:span text:style-name="T3">oser des question au prof sur Ziggurat.</text:span></text:p>
      <text:p text:style-name="P24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19:17.608145808</meta:creation-date>
    <dc:date>2016-12-15T16:48:59.000831334</dc:date>
    <meta:editing-duration>PT1H28M50S</meta:editing-duration>
    <meta:editing-cycles>41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05" meta:character-count="1414" meta:non-whitespace-character-count="1255"/>
  </office:meta>
</office:document-meta>
</file>